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4.422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5.699cm"/>
    </style:style>
    <style:style style:name="co5" style:family="table-column">
      <style:table-column-properties fo:break-before="auto" style:column-width="5.4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>
            <text:p>Mouser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</text:p>
          </table:table-cell>
          <table:table-cell table:style-name="ce1" office:value-type="string">
            <text:p>Label on the Schematic/PCB</text:p>
          </table:table-cell>
          <table:table-cell table:style-name="ce1" office:value-type="string">
            <text:p>Comment</text:p>
          </table:table-cell>
          <table:table-cell table:style-name="ce3" table:number-columns-repeated="1017"/>
        </table:table-row>
        <table:table-row table:style-name="ro2">
          <table:table-cell office:value-type="string">
            <text:p>511-STM32F405RGT6</text:p>
          </table:table-cell>
          <table:table-cell office:value-type="string">
            <text:p>STM32F4 M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701-SPX1117M3-L-3-3 </text:p>
          </table:table-cell>
          <table:table-cell office:value-type="string">
            <text:p>VRE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595-DRV8302DCA</text:p>
          </table:table-cell>
          <table:table-cell office:value-type="string">
            <text:p>MOSFET Dr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652-SDR0805-220ML</text:p>
          </table:table-cell>
          <table:table-cell office:value-type="string">
            <text:p>Power Induct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649-10033526-N3212LF</text:p>
          </table:table-cell>
          <table:table-cell office:value-type="string">
            <text:p>Mini-US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815-ABM3B-8.0-10-1UT</text:p>
          </table:table-cell>
          <table:table-cell office:value-type="string">
            <text:p>Crystal 8MHz, 10PP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<text:s/>942-IRFS3006-7PPBF </text:p>
          </table:table-cell>
          <table:table-cell office:value-type="string">
            <text:p>MOSFET 60V 240A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963-CBC3225T3R3MR</text:p>
          </table:table-cell>
          <table:table-cell office:value-type="string">
            <text:p>Inducto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71-WSLP27261L000FEA</text:p>
          </table:table-cell>
          <table:table-cell office:value-type="string">
            <text:p>Shunt 1mOhm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771-PMEG6020ER-115</text:p>
          </table:table-cell>
          <table:table-cell office:value-type="string">
            <text:p>Shottky 60V 2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ltage and current important</text:p>
          </table:table-cell>
          <table:table-cell table:number-columns-repeated="1017"/>
        </table:table-row>
        <table:table-row table:style-name="ro3">
          <table:table-cell office:value-type="string">
            <text:p>581-TPSB107K006R0400</text:p>
          </table:table-cell>
          <table:table-cell office:value-type="string">
            <text:p>CAP 100u, 6.3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3">
          <table:table-cell office:value-type="string">
            <text:p>963-UMK316AB7475KL-T</text:p>
          </table:table-cell>
          <table:table-cell office:value-type="string">
            <text:p>CAP 4.7u, 50V, 120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3">
          <table:table-cell office:value-type="string">
            <text:p>C5750X7S2A106M230KB</text:p>
          </table:table-cell>
          <table:table-cell office:value-type="string">
            <text:p>CAP 10u, 100V, 22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3">
          <table:table-cell office:value-type="string">
            <text:p>581-06035C104JAT2A</text:p>
          </table:table-cell>
          <table:table-cell office:value-type="string">
            <text:p>CAP 100n, 50V, 060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3">
          <table:table-cell office:value-type="string">
            <text:p>81-GRM188F51E224ZA1D</text:p>
          </table:table-cell>
          <table:table-cell office:value-type="string">
            <text:p>CAP 220n, 25V, 06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3">
          <table:table-cell office:value-type="string">
            <text:p>810-C1608Y5V1C225Z</text:p>
          </table:table-cell>
          <table:table-cell office:value-type="string">
            <text:p>CAP 2.2u, 16V, 060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Voltage important</text:p>
          </table:table-cell>
          <table:table-cell table:number-columns-repeated="1017"/>
        </table:table-row>
        <table:table-row table:style-name="ro4">
          <table:table-cell office:value-type="string">
            <text:p>?? ebay</text:p>
          </table:table-cell>
          <table:table-cell office:value-type="string">
            <text:p>Micro-JST 6PIN 2m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an be found on <text:a xlink:href="http://www.ebay.com/sch/i.html?_trksid=p2054436.m570.l1313.TR0.TRC0.Xjst+6+pin+2.0&amp;_nkw=jst+6+pin+2.0&amp;_sacat=0&amp;_from=R40" xlink:type="simple">ebay</text:a></text:p>
          </table:table-cell>
          <table:table-cell table:number-columns-repeated="1017"/>
        </table:table-row>
        <table:table-row table:style-name="ro2">
          <table:table-cell office:value-type="string">
            <text:p>81-GRM39X472J50D</text:p>
          </table:table-cell>
          <table:table-cell office:value-type="string">
            <text:p>CAP 4.7n, 50V, 060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81-GRM1885C2A150JA01</text:p>
          </table:table-cell>
          <table:table-cell office:value-type="string">
            <text:p>CAP 15p, 100V, 0603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81-GRM39C121J50</text:p>
          </table:table-cell>
          <table:table-cell office:value-type="string">
            <text:p>CAP 120p, 50V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81-GRM18F51C105ZA01J</text:p>
          </table:table-cell>
          <table:table-cell office:value-type="string">
            <text:p>CAP 1u, 16V, 060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81-GRM18R71H682KA01J</text:p>
          </table:table-cell>
          <table:table-cell office:value-type="string">
            <text:p>CAP 6.8n, 50V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81-GRM18F51H223ZA01D</text:p>
          </table:table-cell>
          <table:table-cell office:value-type="string">
            <text:p>CAP 22n, 50V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81-GRM18R71H153KA01J</text:p>
          </table:table-cell>
          <table:table-cell office:value-type="string">
            <text:p>CAP 15n, 50V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743-HT-F199NG5</text:p>
          </table:table-cell>
          <table:table-cell office:value-type="string">
            <text:p>LED Green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743-HT-F199USD5</text:p>
          </table:table-cell>
          <table:table-cell office:value-type="string">
            <text:p>LED Red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743-HT-193NB-5589</text:p>
          </table:table-cell>
          <table:table-cell office:value-type="string">
            <text:p>LED Blue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660-RK73Z1JTTD</text:p>
          </table:table-cell>
          <table:table-cell office:value-type="string">
            <text:p>R 0ohm, 060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652-CR0603-J/-4R7ELF</text:p>
          </table:table-cell>
          <table:table-cell office:value-type="string">
            <text:p>R 4.7ohm, 060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652-CR0603FX-1000ELF</text:p>
          </table:table-cell>
          <table:table-cell office:value-type="string">
            <text:p>R 100ohm, 060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652-CR0603-JW-222GLF</text:p>
          </table:table-cell>
          <table:table-cell office:value-type="string">
            <text:p>R 2.2k, 0603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652-CR0603-FX3301ELF</text:p>
          </table:table-cell>
          <table:table-cell office:value-type="string">
            <text:p>R 3.3k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652-CR0603-FX1002HLF</text:p>
          </table:table-cell>
          <table:table-cell office:value-type="string">
            <text:p>R 10k, 060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652-CR0603FX-1502ELF</text:p>
          </table:table-cell>
          <table:table-cell office:value-type="string">
            <text:p>R 15k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652-CR0603FX-1802ELF</text:p>
          </table:table-cell>
          <table:table-cell office:value-type="string">
            <text:p>R 18k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71-CRCW0603J-33K</text:p>
          </table:table-cell>
          <table:table-cell office:value-type="string">
            <text:p>R 33k, 060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652-CR0603FX-2203ELF</text:p>
          </table:table-cell>
          <table:table-cell office:value-type="string">
            <text:p>R 220k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652-CR0603FX-3303ELF</text:p>
          </table:table-cell>
          <table:table-cell office:value-type="string">
            <text:p>R 330k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652-CR0603FX-1004ELF</text:p>
          </table:table-cell>
          <table:table-cell office:value-type="string">
            <text:p>R 1M, 060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Tabell1.A1:Tabell1.D3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00-00-00</text:date>, <text:time style:data-style-name="N2" text:time-value="0000-00-00T10:37:46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3T15:19:37</meta:creation-date>
    <dc:date>2014-01-13T10:42:47</dc:date>
    <meta:editing-duration>PT8H28M16S</meta:editing-duration>
    <meta:editing-cycles>56</meta:editing-cycles>
    <meta:generator>LibreOffice/4.0.2.2$Linux_X86_64 LibreOffice_project/400m0$Build-2</meta:generator>
    <dc:creator>Benjamin Vedder</dc:creator>
    <meta:document-statistic meta:table-count="1" meta:cell-count="130" meta:object-count="0"/>
  </office:meta>
</office:document-meta>
</file>